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Bitstream Vera Sans Mono" svg:font-family="'Bitstream Vera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Bitstream Vera Sans Mono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ivers/staging/comedi/drivers/8253.h</text:p>
      <text:p text:style-name="P1"/>
      <text:p text:style-name="P3">drivers/staging/comedi/drivers/8255.c</text:p>
      <text:p text:style-name="P3"/>
      <text:p text:style-name="P1">drivers/staging/comedi/drivers/8255.h</text:p>
      <text:p text:style-name="P3"/>
      <text:p text:style-name="P1">drivers/staging/comedi/drivers/acl7225b.c</text:p>
      <text:p text:style-name="P3"/>
      <text:p text:style-name="P1">drivers/staging/comedi/drivers/adl_pci6208.c</text:p>
      <text:p text:style-name="P3"/>
      <text:p text:style-name="P1">drivers/staging/comedi/drivers/adl_pci7296.c</text:p>
      <text:p text:style-name="P3"/>
      <text:p text:style-name="P1">drivers/staging/comedi/drivers/adl_pci7432.c</text:p>
      <text:p text:style-name="P3"/>
      <text:p text:style-name="P1">drivers/staging/comedi/drivers/adl_pci8164.c</text:p>
      <text:p text:style-name="P3"/>
      <text:p text:style-name="P1">drivers/staging/comedi/drivers/adl_pci9111.c</text:p>
      <text:p text:style-name="P3"/>
      <text:p text:style-name="P1">drivers/staging/comedi/drivers/adl_pci9118.c</text:p>
      <text:p text:style-name="P3"/>
      <text:p text:style-name="P1">drivers/staging/comedi/drivers/adq12b.c</text:p>
      <text:p text:style-name="P3"/>
      <text:p text:style-name="P1">drivers/staging/comedi/drivers/adv_pci1710.c</text:p>
      <text:p text:style-name="P3"/>
      <text:p text:style-name="P1">drivers/staging/comedi/drivers/adv_pci1723.c</text:p>
      <text:p text:style-name="P3"/>
      <text:p text:style-name="P1">drivers/staging/comedi/drivers/adv_pci_dio.c</text:p>
      <text:p text:style-name="P3"/>
      <text:p text:style-name="P1">drivers/staging/comedi/drivers/aio_aio12_8.c</text:p>
      <text:p text:style-name="P3"/>
      <text:p text:style-name="P1">drivers/staging/comedi/drivers/aio_iiro_16.c</text:p>
      <text:p text:style-name="P3"/>
      <text:p text:style-name="P1">drivers/staging/comedi/drivers/am9513.h</text:p>
      <text:p text:style-name="P3"/>
      <text:p text:style-name="P1">drivers/staging/comedi/drivers/amcc_s5933.h</text:p>
      <text:p text:style-name="P3"/>
      <text:p text:style-name="P1">drivers/staging/comedi/drivers/amplc_dio200.c</text:p>
      <text:p text:style-name="P3"/>
      <text:p text:style-name="P1">drivers/staging/comedi/drivers/amplc_pc236.c</text:p>
      <text:p text:style-name="P3"/>
      <text:p text:style-name="P1">drivers/staging/comedi/drivers/amplc_pc263.c</text:p>
      <text:p text:style-name="P3"/>
      <text:p text:style-name="P1">drivers/staging/comedi/drivers/amplc_pci224.c</text:p>
      <text:p text:style-name="P3"/>
      <text:p text:style-name="P1">drivers/staging/comedi/drivers/amplc_pci230.c</text:p>
      <text:p text:style-name="P3"/>
      <text:p text:style-name="P1">drivers/staging/comedi/drivers/c6xdigio.c</text:p>
      <text:p text:style-name="P3"/>
      <text:p text:style-name="P1">drivers/staging/comedi/drivers/cb_das16_cs.c</text:p>
      <text:p text:style-name="P3"/>
      <text:p text:style-name="P1">drivers/staging/comedi/drivers/cb_pcidas64.c</text:p>
      <text:p text:style-name="P3"/>
      <text:p text:style-name="P1">drivers/staging/comedi/drivers/cb_pcidas.c</text:p>
      <text:p text:style-name="P3"/>
      <text:p text:style-name="P1">drivers/staging/comedi/drivers/cb_pcidda.c</text:p>
      <text:p text:style-name="P3"/>
      <text:p text:style-name="P1">drivers/staging/comedi/drivers/cb_pcidio.c</text:p>
      <text:p text:style-name="P3"/>
      <text:p text:style-name="P1">drivers/staging/comedi/drivers/cb_pcimdas.c</text:p>
      <text:p text:style-name="P3"/>
      <text:p text:style-name="P1">drivers/staging/comedi/drivers/cb_pcimdda.c</text:p>
      <text:p text:style-name="P3"/>
      <text:p text:style-name="P1">drivers/staging/comedi/drivers/comedi_bond.c</text:p>
      <text:p text:style-name="P3"/>
      <text:p text:style-name="P1">drivers/staging/comedi/drivers/comedi_fc.c</text:p>
      <text:p text:style-name="P3"/>
      <text:p text:style-name="P1">drivers/staging/comedi/drivers/comedi_fc.h</text:p>
      <text:p text:style-name="P3"/>
      <text:p text:style-name="P1">drivers/staging/comedi/drivers/comedi_parport.c</text:p>
      <text:p text:style-name="P3"/>
      <text:p text:style-name="P1">drivers/staging/comedi/drivers/comedi_test.c</text:p>
      <text:p text:style-name="P3"/>
      <text:p text:style-name="P1">drivers/staging/comedi/drivers/contec_pci_dio.c</text:p>
      <text:p text:style-name="P3"/>
      <text:p text:style-name="P1">drivers/staging/comedi/drivers/daqboard2000.c</text:p>
      <text:p text:style-name="P3"/>
      <text:p text:style-name="P1">drivers/staging/comedi/drivers/das08.c</text:p>
      <text:p text:style-name="P3"/>
      <text:p text:style-name="P1">drivers/staging/comedi/drivers/das08_cs.c</text:p>
      <text:p text:style-name="P3"/>
      <text:p text:style-name="P1">drivers/staging/comedi/drivers/das08.h</text:p>
      <text:p text:style-name="P3"/>
      <text:p text:style-name="P1">drivers/staging/comedi/drivers/das16.c</text:p>
      <text:p text:style-name="P3"/>
      <text:p text:style-name="P1">drivers/staging/comedi/drivers/das16m1.c</text:p>
      <text:p text:style-name="P3"/>
      <text:p text:style-name="P1">drivers/staging/comedi/drivers/das1800.c</text:p>
      <text:p text:style-name="P2"/>
      <text:p text:style-name="P1">drivers/staging/comedi/drivers/das6402.c</text:p>
      <text:p text:style-name="P2"/>
      <text:p text:style-name="P1">drivers/staging/comedi/drivers/das800.c</text:p>
      <text:p text:style-name="P2"/>
      <text:p text:style-name="P1">drivers/staging/comedi/drivers/dmm32at.c</text:p>
      <text:p text:style-name="P2"/>
      <text:p text:style-name="P1">drivers/staging/comedi/drivers/dt2801.c</text:p>
      <text:p text:style-name="P2"/>
      <text:p text:style-name="P1">drivers/staging/comedi/drivers/dt2811.c</text:p>
      <text:p text:style-name="P2"/>
      <text:p text:style-name="P1">drivers/staging/comedi/drivers/dt2814.c</text:p>
      <text:p text:style-name="P2"/>
      <text:p text:style-name="P1">drivers/staging/comedi/drivers/dt2815.c</text:p>
      <text:p text:style-name="P2"/>
      <text:p text:style-name="P1">drivers/staging/comedi/drivers/dt2817.c</text:p>
      <text:p text:style-name="P2"/>
      <text:p text:style-name="P1">drivers/staging/comedi/drivers/dt282x.c</text:p>
      <text:p text:style-name="P2"/>
      <text:p text:style-name="P1">drivers/staging/comedi/drivers/dt3000.c</text:p>
      <text:p text:style-name="P2"/>
      <text:p text:style-name="P1">drivers/staging/comedi/drivers/dt9812.c</text:p>
      <text:p text:style-name="P2"/>
      <text:p text:style-name="P1">drivers/staging/comedi/drivers/fl512.c</text:p>
      <text:p text:style-name="P2"/>
      <text:p text:style-name="P1">drivers/staging/comedi/drivers/gsc_hpdi.c</text:p>
      <text:p text:style-name="P2"/>
      <text:p text:style-name="P1">drivers/staging/comedi/drivers/icp_multi.c</text:p>
      <text:p text:style-name="P2"/>
      <text:p text:style-name="P1">drivers/staging/comedi/drivers/icp_multi.h</text:p>
      <text:p text:style-name="P2"/>
      <text:p text:style-name="P1">drivers/staging/comedi/drivers/ii_pci20kc.c</text:p>
      <text:p text:style-name="P2"/>
      <text:p text:style-name="P1">drivers/staging/comedi/drivers/jr3_pci.c</text:p>
      <text:p text:style-name="P2"/>
      <text:p text:style-name="P1">drivers/staging/comedi/drivers/jr3_pci.h</text:p>
      <text:p text:style-name="P2"/>
      <text:p text:style-name="P1">drivers/staging/comedi/drivers/ke_counter.c</text:p>
      <text:p text:style-name="P2"/>
      <text:p text:style-name="P1">drivers/staging/comedi/drivers/me4000.c</text:p>
      <text:p text:style-name="P2"/>
      <text:p text:style-name="P1">drivers/staging/comedi/drivers/me4000.h</text:p>
      <text:p text:style-name="P2"/>
      <text:p text:style-name="P1">drivers/staging/comedi/drivers/mite.c</text:p>
      <text:p text:style-name="P2"/>
      <text:p text:style-name="P1">drivers/staging/comedi/drivers/mpc624.c</text:p>
      <text:p text:style-name="P2"/>
      <text:p text:style-name="P1">drivers/staging/comedi/drivers/mpc8260cpm.c</text:p>
      <text:p text:style-name="P2"/>
      <text:p text:style-name="P1">drivers/staging/comedi/drivers/multiq3.c</text:p>
      <text:p text:style-name="P2"/>
      <text:p text:style-name="P1">drivers/staging/comedi/drivers/ni_6527.c</text:p>
      <text:p text:style-name="P2"/>
      <text:p text:style-name="P1">drivers/staging/comedi/drivers/ni_65xx.c</text:p>
      <text:p text:style-name="P2"/>
      <text:p text:style-name="P1">drivers/staging/comedi/drivers/ni_660x.c</text:p>
      <text:p text:style-name="P2"/>
      <text:p text:style-name="P1">drivers/staging/comedi/drivers/ni_670x.c</text:p>
      <text:p text:style-name="P2"/>
      <text:p text:style-name="P1">drivers/staging/comedi/drivers/ni_at_a2150.c</text:p>
      <text:p text:style-name="P2"/>
      <text:p text:style-name="P1">drivers/staging/comedi/drivers/ni_at_ao.c</text:p>
      <text:p text:style-name="P2"/>
      <text:p text:style-name="P1">drivers/staging/comedi/drivers/ni_atmio16d.c</text:p>
      <text:p text:style-name="P2"/>
      <text:p text:style-name="P1">drivers/staging/comedi/drivers/ni_atmio.c</text:p>
      <text:p text:style-name="P2"/>
      <text:p text:style-name="P1">drivers/staging/comedi/drivers/ni_daq_700.c</text:p>
      <text:p text:style-name="P2"/>
      <text:p text:style-name="P1">drivers/staging/comedi/drivers/ni_daq_dio24.c</text:p>
      <text:p text:style-name="P2"/>
      <text:p text:style-name="P1">drivers/staging/comedi/drivers/ni_labpc.c</text:p>
      <text:p text:style-name="P2"/>
      <text:p text:style-name="P1">drivers/staging/comedi/drivers/ni_labpc_cs.c</text:p>
      <text:p text:style-name="P2"/>
      <text:p text:style-name="P1">drivers/staging/comedi/drivers/ni_labpc.h</text:p>
      <text:p text:style-name="P2"/>
      <text:p text:style-name="P1">drivers/staging/comedi/drivers/ni_mio_common.c</text:p>
      <text:p text:style-name="P2"/>
      <text:p text:style-name="P1">drivers/staging/comedi/drivers/ni_mio_cs.c</text:p>
      <text:p text:style-name="P2"/>
      <text:p text:style-name="P1">drivers/staging/comedi/drivers/ni_pcidio.c</text:p>
      <text:p text:style-name="P2"/>
      <text:p text:style-name="P1">drivers/staging/comedi/drivers/ni_pcimio.c</text:p>
      <text:p text:style-name="P2"/>
      <text:p text:style-name="P1">drivers/staging/comedi/drivers/ni_stc.h</text:p>
      <text:p text:style-name="P2"/>
      <text:p text:style-name="P1">drivers/staging/comedi/drivers/ni_tio.c</text:p>
      <text:p text:style-name="P2"/>
      <text:p text:style-name="P1">drivers/staging/comedi/drivers/ni_tiocmd.c</text:p>
      <text:p text:style-name="P2"/>
      <text:p text:style-name="P1">drivers/staging/comedi/drivers/ni_tio.h</text:p>
      <text:p text:style-name="P2"/>
      <text:p text:style-name="P1">drivers/staging/comedi/drivers/ni_tio_internal.h</text:p>
      <text:p text:style-name="P2"/>
      <text:p text:style-name="P1">drivers/staging/comedi/drivers/pcl711.c</text:p>
      <text:p text:style-name="P2"/>
      <text:p text:style-name="P1">drivers/staging/comedi/drivers/pcl724.c</text:p>
      <text:p text:style-name="P2"/>
      <text:p text:style-name="P1">drivers/staging/comedi/drivers/pcl725.c</text:p>
      <text:p text:style-name="P2"/>
      <text:p text:style-name="P1">drivers/staging/comedi/drivers/pcl726.c</text:p>
      <text:p text:style-name="P2"/>
      <text:p text:style-name="P1">drivers/staging/comedi/drivers/pcl730.c</text:p>
      <text:p text:style-name="P2"/>
      <text:p text:style-name="P1">drivers/staging/comedi/drivers/pcl812.c</text:p>
      <text:p text:style-name="P2"/>
      <text:p text:style-name="P1">drivers/staging/comedi/drivers/pcl816.c</text:p>
      <text:p text:style-name="P2"/>
      <text:p text:style-name="P1">drivers/staging/comedi/drivers/pcl818.c</text:p>
      <text:p text:style-name="P2"/>
      <text:p text:style-name="P1">drivers/staging/comedi/drivers/pcm3724.c</text:p>
      <text:p text:style-name="P2"/>
      <text:p text:style-name="P1">drivers/staging/comedi/drivers/pcm3730.c</text:p>
      <text:p text:style-name="P2"/>
      <text:p text:style-name="P1">drivers/staging/comedi/drivers/pcmad.c</text:p>
      <text:p text:style-name="P2"/>
      <text:p text:style-name="P1">drivers/staging/comedi/drivers/pcm_common.c</text:p>
      <text:p text:style-name="P2"/>
      <text:p text:style-name="P1">drivers/staging/comedi/drivers/pcmda12.c</text:p>
      <text:p text:style-name="P2"/>
      <text:p text:style-name="P1">drivers/staging/comedi/drivers/pcmmio.c</text:p>
      <text:p text:style-name="P2"/>
      <text:p text:style-name="P1">drivers/staging/comedi/drivers/pcmuio.c</text:p>
      <text:p text:style-name="P2"/>
      <text:p text:style-name="P1">drivers/staging/comedi/drivers/plx9080.h</text:p>
      <text:p text:style-name="P2"/>
      <text:p text:style-name="P1">drivers/staging/comedi/drivers/poc.c</text:p>
      <text:p text:style-name="P2"/>
      <text:p text:style-name="P1">drivers/staging/comedi/drivers/quatech_daqp_cs.c</text:p>
      <text:p text:style-name="P2"/>
      <text:p text:style-name="P1">drivers/staging/comedi/drivers/rtd520.c</text:p>
      <text:p text:style-name="P2"/>
      <text:p text:style-name="P1">drivers/staging/comedi/drivers/rtd520.h</text:p>
      <text:p text:style-name="P2"/>
      <text:p text:style-name="P1">drivers/staging/comedi/drivers/rti800.c</text:p>
      <text:p text:style-name="P2"/>
      <text:p text:style-name="P1">drivers/staging/comedi/drivers/rti802.c</text:p>
      <text:p text:style-name="P2"/>
      <text:p text:style-name="P1">drivers/staging/comedi/drivers/s526.c</text:p>
      <text:p text:style-name="P2"/>
      <text:p text:style-name="P1">drivers/staging/comedi/drivers/s626.c</text:p>
      <text:p text:style-name="P2"/>
      <text:p text:style-name="P1">drivers/staging/comedi/drivers/s626.h</text:p>
      <text:p text:style-name="P2"/>
      <text:p text:style-name="P1">drivers/staging/comedi/drivers/serial2002.c</text:p>
      <text:p text:style-name="P2"/>
      <text:p text:style-name="P1">drivers/staging/comedi/drivers/skel.c</text:p>
      <text:p text:style-name="P2"/>
      <text:p text:style-name="P1">drivers/staging/comedi/drivers/ssv_dnp.c</text:p>
      <text:p text:style-name="P2"/>
      <text:p text:style-name="P1">drivers/staging/comedi/drivers/unioxx5.c</text:p>
      <text:p text:style-name="P2"/>
      <text:p text:style-name="P1">drivers/staging/comedi/drivers/usbdux.c</text:p>
      <text:p text:style-name="P2"/>
      <text:p text:style-name="P1">drivers/staging/comedi/drivers/usbduxfast.c</text:p>
      <text:p text:style-name="P2"/>
      <text:p text:style-name="P1">drivers/staging/comedi/drivers/vmk80xx.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0T09:52:34</meta:creation-date>
    <meta:document-statistic meta:table-count="0" meta:image-count="0" meta:object-count="0" meta:page-count="123" meta:paragraph-count="123" meta:word-count="123" meta:character-count="5051"/>
    <dc:date>2009-09-20T09:55:54</dc:date>
    <meta:editing-duration>PT00H03M23S</meta:editing-duration>
    <meta:editing-cycles>1</meta:editing-cycles>
    <meta:generator>OpenOffice.org/3.1$Linux OpenOffice.org_project/310m11$Build-9399</meta:generator>
  </office:meta>
</office:document-meta>
</file>